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76cm"/>
    </style:style>
    <style:style style:name="Tabela1.B" style:family="table-column">
      <style:table-column-properties style:column-width="6.717cm"/>
    </style:style>
    <style:style style:name="Tabela1.C" style:family="table-column">
      <style:table-column-properties style:column-width="7.50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1faee9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officeooo:paragraph-rsid="001fd8ba"/>
    </style:style>
    <style:style style:name="P10" style:family="paragraph" style:parent-style-name="Text_20_body" style:list-style-name="L6"/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 style:list-style-name="L2">
      <style:text-properties fo:font-size="12pt" style:font-size-asian="12pt" style:font-size-complex="12pt"/>
    </style:style>
    <style:style style:name="P13" style:family="paragraph" style:parent-style-name="Text_20_body" style:list-style-name="L4">
      <style:text-properties fo:font-weight="normal" style:font-weight-asian="normal" style:font-weight-complex="normal"/>
    </style:style>
    <style:style style:name="T1" style:family="text">
      <style:text-properties officeooo:rsid="001fae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trodução ao Git e GitHub: Conceitos Fundamentais para o Desenvolvimento de Software</text:h>
      <text:h text:style-name="Heading_20_2" text:outline-level="2">O que é Git?</text:h>
      <text:p text:style-name="Text_20_body"><text:span text:style-name="T3">O </text:span><text:span text:style-name="Strong_20_Emphasis"><text:span text:style-name="T3">Git</text:span></text:span><text:span text:style-name="T3"> é um </text:span><text:span text:style-name="Strong_20_Emphasis"><text:span text:style-name="T3">sistema de controle de versão</text:span></text:span><text:span text:style-name="T3"> gratuito e de código aberto, criado em 2005 por </text:span><text:span text:style-name="Strong_20_Emphasis"><text:span text:style-name="T3">Linus Torvalds</text:span></text:span><text:span text:style-name="T3">, o criador do Linux. Ele permite que desenvolvedores registrem o histórico de alterações feitas no código de um projeto e revertam essas alterações quando necessário.</text:span></text:p>
      <text:p text:style-name="Text_20_body"/>
      <text:h text:style-name="Heading_20_3" text:outline-level="3">Principais funcionalidades do Git:</text:h>
      <text:list xml:id="list2705046329" text:style-name="L1">
        <text:list-item>
          <text:p text:style-name="P4"><text:span text:style-name="Strong_20_Emphasis">Histórico de versões:</text:span> registra tudo o que foi alterado, por quem, e quando.</text:p>
        </text:list-item>
        <text:list-item>
          <text:p text:style-name="P4"><text:span text:style-name="Strong_20_Emphasis">Branches (ramificações):</text:span> permite criar versões paralelas do projeto para trabalhar em novas funcionalidades sem afetar o código principal.</text:p>
        </text:list-item>
        <text:list-item>
          <text:p text:style-name="P4"><text:span text:style-name="Strong_20_Emphasis">Merge (junção):</text:span> permite integrar diferentes versões de forma controlada.</text:p>
        </text:list-item>
        <text:list-item>
          <text:p text:style-name="P4"><text:span text:style-name="Strong_20_Emphasis">Trabalho local:</text:span> não exige conexão com a internet para funcionar.</text:p>
        </text:list-item>
        <text:list-item>
          <text:p text:style-name="P4"/>
        </text:list-item>
      </text:list>
      <text:h text:style-name="P3" text:outline-level="3"><text:s/>Exemplo prático:</text:h>
      <text:p text:style-name="P11">Imagine que você está construindo um site. Ao usar Git, você pode:</text:p>
      <text:list text:style-name="L2">
        <text:list-item>
          <text:p text:style-name="P5"><text:span text:style-name="T4">Salvar o estado atual do projeto com um </text:span><text:span text:style-name="Source_20_Text"><text:span text:style-name="T8">commit</text:span></text:span><text:span text:style-name="T4">.</text:span></text:p>
        </text:list-item>
        <text:list-item>
          <text:p text:style-name="P5"><text:span text:style-name="T4">Criar uma branch chamada </text:span><text:span text:style-name="Source_20_Text"><text:span text:style-name="T8">nova-funcionalidade</text:span></text:span><text:span text:style-name="T4">.</text:span></text:p>
        </text:list-item>
        <text:list-item>
          <text:p text:style-name="P12">Testar ideias nessa nova branch.</text:p>
        </text:list-item>
        <text:list-item>
          <text:p text:style-name="P5"><text:span text:style-name="T4">Se der certo, unir ao código principal com </text:span><text:span text:style-name="Source_20_Text"><text:span text:style-name="T8">merge</text:span></text:span><text:span text:style-name="T4">.</text:span></text:p>
        </text:list-item>
        <text:list-item>
          <text:p text:style-name="P12">Se der errado, pode simplesmente apagar a branch sem impactar o projeto original.</text:p>
        </text:list-item>
      </text:list>
      <text:h text:style-name="Heading_20_2" text:outline-level="2"><text:s/>O que é GitHub?</text:h>
      <text:p text:style-name="Text_20_body"><text:span text:style-name="T3">O </text:span><text:span text:style-name="Strong_20_Emphasis"><text:span text:style-name="T3">GitHub</text:span></text:span><text:span text:style-name="T3"> é uma </text:span><text:span text:style-name="Strong_20_Emphasis"><text:span text:style-name="T3">plataforma online baseada em Git</text:span></text:span><text:span text:style-name="T3"> que permite </text:span><text:span text:style-name="Strong_20_Emphasis"><text:span text:style-name="T3">armazenar e compartilhar repositórios</text:span></text:span><text:span text:style-name="T3"> com outras pessoas. Ele oferece uma interface gráfica amigável e recursos voltados à colaboração, como:</text:span></text:p>
      <text:list text:style-name="L3">
        <text:list-item>
          <text:p text:style-name="P6"><text:span text:style-name="Strong_20_Emphasis">Pull Requests (PR):</text:span> sugestões de mudanças que podem ser analisadas e aprovadas antes de entrarem no projeto.</text:p>
        </text:list-item>
        <text:list-item>
          <text:p text:style-name="P6"><text:span text:style-name="Strong_20_Emphasis">Issues:</text:span> abertura de "tarefas" ou "problemas" que precisam ser resolvidos.</text:p>
        </text:list-item>
        <text:list-item>
          <text:p text:style-name="P6"><text:span text:style-name="Strong_20_Emphasis">GitHub Projects:</text:span> ferramentas para organização do projeto (como quadros Kanban).</text:p>
        </text:list-item>
        <text:list-item>
          <text:p text:style-name="P6"><text:span text:style-name="Strong_20_Emphasis">GitHub Pages:</text:span> recurso para hospedar sites estáticos diretamente do repositório.</text:p>
        </text:list-item>
      </text:list>
      <text:h text:style-name="Heading_20_3" text:outline-level="3"><text:soft-page-break/><text:s/>Por que usar o GitHub?</text:h>
      <text:list text:style-name="L4">
        <text:list-item>
          <text:p text:style-name="P7">P<text:span text:style-name="T3">ermite </text:span><text:span text:style-name="Strong_20_Emphasis"><text:span text:style-name="T3">trabalho em equipe</text:span></text:span><text:span text:style-name="T3">, cada um com sua própria cópia do projeto.</text:span></text:p>
        </text:list-item>
        <text:list-item>
          <text:p text:style-name="P7"><text:span text:style-name="T3">Facilita a </text:span><text:span text:style-name="Strong_20_Emphasis"><text:span text:style-name="T3">revisão de código</text:span></text:span><text:span text:style-name="T3">, com histórico detalhado.</text:span></text:p>
        </text:list-item>
        <text:list-item>
          <text:p text:style-name="P7"><text:span text:style-name="T3">Você pode criar um </text:span><text:span text:style-name="Strong_20_Emphasis"><text:span text:style-name="T3">portfólio público</text:span></text:span><text:span text:style-name="T3"> para mostrar seus projetos.</text:span></text:p>
        </text:list-item>
        <text:list-item>
          <text:p text:style-name="P13">Hospedagem gratuita de projetos e sites pessoais.</text:p>
        </text:list-item>
      </text:list>
      <text:h text:style-name="Heading_20_2" text:outline-level="2"><text:s/>Diferenças entre Git e GitHub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Git</text:p>
            </table:table-cell>
            <table:table-cell table:style-name="Tabela1.A1" office:value-type="string">
              <text:p text:style-name="Table_20_Heading">GitHub</text:p>
            </table:table-cell>
          </table:table-row>
        </table:table-header-rows>
        <table:table-row>
          <table:table-cell table:style-name="Tabela1.A1" office:value-type="string">
            <text:p text:style-name="Table_20_Contents">Tipo</text:p>
          </table:table-cell>
          <table:table-cell table:style-name="Tabela1.A1" office:value-type="string">
            <text:p text:style-name="Table_20_Contents">Software de controle de versão</text:p>
          </table:table-cell>
          <table:table-cell table:style-name="Tabela1.A1" office:value-type="string">
            <text:p text:style-name="Table_20_Contents">Plataforma online baseada em Git</text:p>
          </table:table-cell>
        </table:table-row>
        <table:table-row>
          <table:table-cell table:style-name="Tabela1.A1" office:value-type="string">
            <text:p text:style-name="Table_20_Contents">Localização</text:p>
          </table:table-cell>
          <table:table-cell table:style-name="Tabela1.A1" office:value-type="string">
            <text:p text:style-name="Table_20_Contents">Local (funciona sem internet)</text:p>
          </table:table-cell>
          <table:table-cell table:style-name="Tabela1.A1" office:value-type="string">
            <text:p text:style-name="Table_20_Contents">Remoto (acessado via navegador ou API)</text:p>
          </table:table-cell>
        </table:table-row>
        <table:table-row>
          <table:table-cell table:style-name="Tabela1.A1" office:value-type="string">
            <text:p text:style-name="Table_20_Contents">Interface</text:p>
          </table:table-cell>
          <table:table-cell table:style-name="Tabela1.A1" office:value-type="string">
            <text:p text:style-name="Table_20_Contents">Linha de comando</text:p>
          </table:table-cell>
          <table:table-cell table:style-name="Tabela1.A1" office:value-type="string">
            <text:p text:style-name="Table_20_Contents">Interface gráfica amigável</text:p>
          </table:table-cell>
        </table:table-row>
        <table:table-row>
          <table:table-cell table:style-name="Tabela1.A1" office:value-type="string">
            <text:p text:style-name="Table_20_Contents">Repositórios</text:p>
          </table:table-cell>
          <table:table-cell table:style-name="Tabela1.A1" office:value-type="string">
            <text:p text:style-name="Table_20_Contents">Locais no seu computador</text:p>
          </table:table-cell>
          <table:table-cell table:style-name="Tabela1.A1" office:value-type="string">
            <text:p text:style-name="Table_20_Contents">Armazenados na nuvem (github.com)</text:p>
          </table:table-cell>
        </table:table-row>
        <table:table-row>
          <table:table-cell table:style-name="Tabela1.A1" office:value-type="string">
            <text:p text:style-name="Table_20_Contents">Colaboração</text:p>
          </table:table-cell>
          <table:table-cell table:style-name="Tabela1.A1" office:value-type="string">
            <text:p text:style-name="Table_20_Contents">Manual (via compartilhamento de pasta)</text:p>
          </table:table-cell>
          <table:table-cell table:style-name="Tabela1.A1" office:value-type="string">
            <text:p text:style-name="Table_20_Contents">Nativa, com PR, Issues, etc.</text:p>
          </table:table-cell>
        </table:table-row>
        <table:table-row>
          <table:table-cell table:style-name="Tabela1.A1" office:value-type="string">
            <text:p text:style-name="Table_20_Contents">Uso principal</text:p>
          </table:table-cell>
          <table:table-cell table:style-name="Tabela1.A1" office:value-type="string">
            <text:p text:style-name="Table_20_Contents">Gerenciar o histórico do código</text:p>
          </table:table-cell>
          <table:table-cell table:style-name="Tabela1.A1" office:value-type="string">
            <text:p text:style-name="Table_20_Contents">Compartilhar, revisar e colaborar em projetos</text:p>
          </table:table-cell>
        </table:table-row>
      </table:table>
      <text:h text:style-name="Heading_20_2" text:outline-level="2"><text:s/>Boas Práticas</text:h>
      <text:list xml:id="list3159292134" text:style-name="L5">
        <text:list-item>
          <text:p text:style-name="P9">Use <text:span text:style-name="Strong_20_Emphasis"><text:span text:style-name="T3">mensagens de </text:span></text:span><text:span text:style-name="Strong_20_Emphasis"><text:span text:style-name="T2">commit</text:span></text:span><text:span text:style-name="Strong_20_Emphasis"><text:span text:style-name="T3"> claras</text:span></text:span>, como: <text:span text:style-name="Source_20_Text"><text:span text:style-name="T7">feat: criar componente de cabeçalho</text:span></text:span><text:span text:style-name="T7">.</text:span></text:p>
        </text:list-item>
        <text:list-item>
          <text:p text:style-name="P8">Crie <text:span text:style-name="Strong_20_Emphasis"><text:span text:style-name="T2">branches específicas</text:span></text:span> para cada funcionalidade: <text:span text:style-name="Source_20_Text"><text:span text:style-name="T7">branch: login-form</text:span></text:span><text:span text:style-name="T7">.</text:span></text:p>
        </text:list-item>
        <text:list-item>
          <text:p text:style-name="P8">Utilize <text:span text:style-name="Strong_20_Emphasis"><text:span text:style-name="T2">Pull Requests</text:span></text:span> para revisar código antes de integrar.</text:p>
        </text:list-item>
        <text:list-item>
          <text:p text:style-name="P8">Mantenha o <text:span text:style-name="Strong_20_Emphasis"><text:span text:style-name="T2">README.md</text:span></text:span><text:span text:style-name="Strong_20_Emphasis"><text:span text:style-name="T3"> atualizado</text:span></text:span>, com descrição, instruções e licença.</text:p>
        </text:list-item>
        <text:list-item>
          <text:p text:style-name="P8">Use o <text:span text:style-name="Strong_20_Emphasis"><text:span text:style-name="T2">.gitignore</text:span></text:span> para evitar subir arquivos desnecessários (como <text:span text:style-name="Source_20_Text"><text:span text:style-name="T7">node_modules/</text:span></text:span>).</text:p>
        </text:list-item>
      </text:list>
      <text:h text:style-name="Heading_20_2" text:outline-level="2"><text:s/>Por que isso importa?</text:h>
      <text:p text:style-name="Text_20_body">Se você trabalha com desenvolvimento (frontend, backend, dados ou mobile), saber Git e GitHub é <text:span text:style-name="Strong_20_Emphasis"><text:span text:style-name="T3">essencial</text:span></text:span>. Empresas usam essas ferramentas para:</text:p>
      <text:list text:style-name="L6">
        <text:list-item>
          <text:p text:style-name="P10">Controlar versões e qualidade do código</text:p>
        </text:list-item>
        <text:list-item>
          <text:p text:style-name="P10">Permitir colaboração entre desenvolvedores</text:p>
        </text:list-item>
        <text:list-item>
          <text:p text:style-name="P10">Aumentar a segurança do projeto</text:p>
        </text:list-item>
        <text:list-item>
          <text:p text:style-name="P10">Automatizar testes e deploys (CI/CD)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Conclusã<text:span text:style-name="T1">o</text:span></text:h>
      <text:p text:style-name="Text_20_body">Dominar Git e GitHub é um dos primeiros passos para se tornar um desenvolvedor profissional. Mesmo em projetos pequenos, essas ferramentas ajudam a manter o controle e a organização do código.</text:p>
      <text:p text:style-name="P1">Mesmo que você trabalhe sozinho, usar Git e GitHub vai melhorar sua produtividade e segurança, além de preparar você para o mercado de trabalho.</text:p>
      <text:p text:style-name="Text_20_body">Além disso, usar o GitHub te permite expor seu trabalho de forma pública, mostrar sua evolução e participar de comunidades open sour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13:34:19.498000000</meta:creation-date>
    <dc:date>2025-06-06T16:06:30.041000000</dc:date>
    <meta:editing-duration>PT1H5M19S</meta:editing-duration>
    <meta:editing-cycles>2</meta:editing-cycles>
    <meta:generator>LibreOffice/7.5.2.2$Windows_X86_64 LibreOffice_project/53bb9681a964705cf672590721dbc85eb4d0c3a2</meta:generator>
    <meta:document-statistic meta:table-count="1" meta:image-count="0" meta:object-count="0" meta:page-count="3" meta:paragraph-count="65" meta:word-count="562" meta:character-count="3579" meta:non-whitespace-character-count="3102"/>
  </office:meta>
</office:document-meta>
</file>